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3.934cm"/>
    </style:style>
    <style:style style:name="pr3" style:family="presentation" style:parent-style-name="LushGreen-subtitle">
      <style:graphic-properties draw:fill-color="#ffffff" draw:auto-grow-height="true" fo:min-height="3.409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subtitle">
      <style:graphic-properties draw:fill-color="#ffffff" draw:auto-grow-height="true" fo:min-height="12.179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r8" style:family="presentation" style:parent-style-name="Inspiration-title">
      <style:graphic-properties fo:min-height="3.506cm"/>
    </style:style>
    <style:style style:name="pr9" style:family="presentation" style:parent-style-name="Inspiration-subtitle">
      <style:graphic-properties draw:fill-color="#ffffff" fo:min-height="13.828cm"/>
    </style:style>
    <style:style style:name="pr10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  <style:text-properties fo:font-size="32pt"/>
    </style:style>
    <style:style style:name="P6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2.4cm" svg:x="1.4cm" svg:y="0.8cm" presentation:class="title">
          <draw:text-box>
            <text:p>DoS e DDos</text:p>
          </draw:text-box>
        </draw:frame>
        <draw:frame presentation:style-name="pr2" draw:text-style-name="P2" draw:layer="layout" svg:width="12.2cm" svg:height="3.934cm" svg:x="15.8cm" svg:y="17.266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>Viana R.</text:p>
                                            <text:p text:style-name="P1">Santos R.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31cm" svg:height="3.772cm" svg:x="0cm" svg:y="8.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/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Ataque de Negação de Serviço</text:p>
                                                    <text:p text:style-name="P1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Oque é?</text:p>
          </draw:text-box>
        </draw:frame>
        <draw:frame presentation:style-name="pr6" draw:text-style-name="P5" draw:layer="layout" svg:width="25.2cm" svg:height="12.571cm" svg:x="1.4cm" svg:y="4.803cm" presentation:class="subtitle" presentation:user-transformed="true">
          <draw:text-box>
            <text:list text:style-name="L1">
              <text:list-header>
                <text:p text:style-name="P4"><text:span text:style-name="T1">Diferentemente da maioria dos ataques da Internet, um ataque de negação de serviço </text:span><text:span text:style-name="T2">(Denial of Service) ou Distributed Denial of Service </text:span><text:span text:style-name="T1">não visa invadir um computador para extrair informações confidenciais, como números de cartões de crédito e senhas bancárias, e nem para modificar o conteúdo armazenado neste computador, como sítios da Internet. Tais ataques têm como objetivo tornar inacessíveis os serviços providos pela vítima a usuários legítimos. 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Como Funciona?</text:p>
          </draw:text-box>
        </draw:frame>
        <draw:frame presentation:style-name="pr6" draw:text-style-name="P5" draw:layer="layout" svg:width="25.2cm" svg:height="12.571cm" svg:x="1.4cm" svg:y="4.803cm" presentation:class="subtitle" presentation:user-transformed="true">
          <draw:text-box>
            <text:p text:style-name="P4"><text:span text:style-name="T1">Para que um ataque DoS ou DDoS seja bem sucedido, um atacante deve gerar mensagens</text:span></text:p>
            <text:p text:style-name="P4"><text:span text:style-name="T1">a uma taxa superior à taxa na qual a vítima, ou a sua infra-estrutura de rede, consegue</text:span></text:p>
            <text:p text:style-name="P4"><text:span text:style-name="T1">tratar estas mensagens, ou apenas explorar uma vunerabilidade da vítima.</text:span></text:p>
            <text:p text:style-name="P4"><text:span text:style-name="T1">Seja então por </text:span><text:span text:style-name="T2">inundação, </text:span><text:span text:style-name="T2">reflexão</text:span><text:span text:style-name="T1">, </text:span><text:span text:style-name="T2">infra-estrutura, </text:span><text:span text:style-name="T2">vulnerabilidades</text:span><text:span text:style-name="T1"> e ou ataques </text:span><text:span text:style-name="T2">distribuídos</text:span><text:span text:style-name="T1">.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Como Funciona?</text:p>
          </draw:text-box>
        </draw:frame>
        <draw:frame presentation:style-name="pr6" draw:text-style-name="P5" draw:layer="layout" svg:width="25.2cm" svg:height="13.828cm" svg:x="1.4cm" svg:y="4.175cm" presentation:class="subtitle" presentation:user-transformed="true">
          <draw:text-box>
            <text:p text:style-name="P4"><text:span text:style-name="T1">Diferentemente da maioria dos ataques da Internet, um ataque de negação de serviço</text:span></text:p>
            <text:p text:style-name="P4"><text:span text:style-name="T1">não visa invadir um computador para extrair informações confidenciais, como números</text:span></text:p>
            <text:p text:style-name="P4"><text:span text:style-name="T1">de cartões de crédito e senhas bancárias, e nem para modificar o conteúdo armazenado</text:span></text:p>
            <text:p text:style-name="P4"><text:span text:style-name="T1">neste computador, como sítios da Internet. Tais ataques têm como objetivo tornar inacessíveis</text:span></text:p>
            <text:p text:style-name="P4"><text:span text:style-name="T1">os serviços providos pela vítima a usuários legítimos. 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8" draw:layer="layout" svg:width="25.199cm" svg:height="3.506cm" svg:x="1.4cm" svg:y="0.837cm" presentation:class="title" presentation:user-transformed="true">
          <draw:text-box>
            <text:p>Classificação dos Ataques</text:p>
          </draw:text-box>
        </draw:frame>
        <draw:frame presentation:style-name="pr9" draw:text-style-name="P5" draw:layer="layout" svg:width="25.199cm" svg:height="13.828cm" svg:x="1.4cm" svg:y="4.09cm" presentation:class="subtitle" presentation:user-transformed="true">
          <draw:text-box>
            <text:p text:style-name="P4"><text:span text:style-name="T1">Diversos fatores, como o número de atacantes envolvidos e o tipo de recurso explorado</text:span></text:p>
            <text:p text:style-name="P4"><text:span text:style-name="T1">na vítima, podem ser usados para classificar os ataques de negação de serviço. Os ataques são classificados em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"><text:s/></text:span><text:span text:style-name="T1">Inundação.</text:span></text:p>
                          </text:list-item>
                          <text:list-item>
                            <text:p text:style-name="P4"><text:span text:style-name="T1"><text:s/></text:span><text:span text:style-name="T1">Refletor.</text:span></text:p>
                          </text:list-item>
                          <text:list-item>
                            <text:p text:style-name="P4"><text:span text:style-name="T1"><text:s/></text:span><text:span text:style-name="T1">Infra-estrutura.</text:span></text:p>
                          </text:list-item>
                          <text:list-item>
                            <text:p text:style-name="P4"><text:span text:style-name="T1"><text:s/></text:span><text:span text:style-name="T1">Vulnerabilidades.</text:span></text:p>
                          </text:list-item>
                          <text:list-item>
                            <text:p text:style-name="P4"><text:span text:style-name="T1"><text:s/></text:span><text:span text:style-name="T1">Distribuíd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0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Inundação e Refletor(Amplificação) 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TCP ACK, ICMP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Regras de Firewall.</text:p>
                          </text:list-item>
                          <text:list-item>
                            <text:p>Redirecionamento de Fluxo de Dados.</text:p>
                          </text:list-item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0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Distribuidos 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TCP ACK, ICMP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0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Vunerabilidade</text:p>
                <text:list>
                  <text:list-item>
                    <text:list>
                      <text:list-item>
                        <text:p>Protocolos</text:p>
                        <text:list>
                          <text:list-item>
                            <text:p>Qualquer protocolo vunerável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O travamente da vítim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Sempre estar com o sistema atualizado para evitar alguma vunerabilidade exploravel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0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Infraestrutura</text:p>
                <text:list>
                  <text:list-item>
                    <text:list>
                      <text:list-item>
                        <text:p>Protocolos</text:p>
                        <text:list>
                          <text:list-item>
                            <text:p>Qualquer protocolo com a infraestrutura comprometida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Recurso alvo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Estudo na codificação do recurso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omo Evitar Ataques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Uma boa fornecedora de serviços de hosperdagem e dns.</text:p>
              </text:list-item>
              <text:list-item>
                <text:p>Uma boa codificação do serviço disponível.</text:p>
              </text:list-item>
              <text:list-item>
                <text:p>Regras de Firewall </text:p>
              </text:list-item>
              <text:list-item>
                <text:p>Sistema de isolamento de usuário por filtragem de IP.</text:p>
              </text:list-item>
              <text:list-item>
                <text:p>Não ser um alv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uriosidaes 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Grafico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a853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00a853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solid" draw:fill-color="#00a853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a85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5:07:51.140258822</meta:creation-date>
    <meta:editing-duration>PT38M51S</meta:editing-duration>
    <meta:editing-cycles>31</meta:editing-cycles>
    <meta:generator>LibreOffice/5.3.1.2$Linux_X86_64 LibreOffice_project/30m0$Build-2</meta:generator>
    <dc:date>2017-06-19T17:07:36.603317147</dc:date>
    <meta:document-statistic meta:object-count="90"/>
  </office:meta>
</office:document-meta>
</file>